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800000202902F4D6386BFF374.png" manifest:media-type="image/png"/>
  <manifest:file-entry manifest:full-path="Pictures/100000000000020E000001FA4C654F8527377FA5.png" manifest:media-type="image/png"/>
  <manifest:file-entry manifest:full-path="Pictures/100000000000021300000274BA4C5C7D1E0560DD.png" manifest:media-type="image/png"/>
  <manifest:file-entry manifest:full-path="Pictures/10000000000005F4000003C39C58B1085AAF5B21.png" manifest:media-type="image/png"/>
  <manifest:file-entry manifest:full-path="Pictures/100000000000020F0000026C24B3896484FFD2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47cm" svg:height="12.799cm" svg:x="3.617cm" svg:y="1.401cm">
          <draw:image xlink:href="Pictures/100000000000021800000202902F4D6386BFF374.png" xlink:type="simple" xlink:show="embed" xlink:actuate="onLoad">
            <text:p/>
          </draw:image>
        </draw:frame>
        <draw:frame draw:style-name="gr1" draw:text-style-name="P1" draw:layer="layout" svg:width="13.916cm" svg:height="13.387cm" svg:x="3.5cm" svg:y="14.8cm">
          <draw:image xlink:href="Pictures/100000000000020E000001FA4C654F8527377FA5.png" xlink:type="simple" xlink:show="embed" xlink:actuate="onLoad">
            <text:p/>
          </draw:image>
        </draw:frame>
        <draw:line draw:style-name="gr2" draw:text-style-name="P1" draw:layer="layout" svg:x1="-3.8cm" svg:y1="25.6cm" svg:x2="7.6cm" svg:y2="17.8cm">
          <text:p/>
        </draw:line>
        <draw:frame draw:style-name="gr3" draw:text-style-name="P2" draw:layer="layout" svg:width="16.2cm" svg:height="2.3cm" svg:x="-7.6cm" svg:y="25.7cm">
          <draw:text-box>
            <text:p>Repository Verzeichnis</text:p>
          </draw:text-box>
        </draw:frame>
      </draw:page>
      <draw:page draw:name="page2" draw:style-name="dp1" draw:master-page-name="Standard">
        <draw:frame draw:style-name="gr1" draw:text-style-name="P1" draw:layer="layout" svg:width="11.584cm" svg:height="13.7cm" svg:x="4.732cm" svg:y="1.2cm">
          <draw:image xlink:href="Pictures/100000000000021300000274BA4C5C7D1E0560DD.png" xlink:type="simple" xlink:show="embed" xlink:actuate="onLoad">
            <text:p/>
          </draw:image>
        </draw:frame>
        <draw:frame draw:style-name="gr1" draw:text-style-name="P1" draw:layer="layout" svg:width="11.462cm" svg:height="13.484cm" svg:x="4.938cm" svg:y="15.2cm">
          <draw:image xlink:href="Pictures/100000000000020F0000026C24B3896484FFD236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4" draw:text-style-name="P3" draw:layer="layout" svg:width="18.999cm" svg:height="12.004cm" svg:x="1.01cm" svg:y="8.844cm">
          <draw:image xlink:href="Pictures/10000000000005F4000003C39C58B1085AAF5B21.png" xlink:type="simple" xlink:show="embed" xlink:actuate="onLoad">
            <text:p/>
          </draw:image>
        </draw:frame>
        <draw:frame draw:style-name="gr5" draw:text-style-name="P2" draw:layer="layout" svg:width="15.2cm" svg:height="1.2cm" svg:x="2.4cm" svg:y="22cm">
          <draw:text-box>
            <text:p>PackagePrefi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21:55:23.809162524</meta:creation-date>
    <dc:date>2018-05-22T13:08:45.507126717</dc:date>
    <meta:editing-duration>PT13M19S</meta:editing-duration>
    <meta:editing-cycles>5</meta:editing-cycles>
    <meta:generator>LibreOffice/5.1.6.2$Linux_X86_64 LibreOffice_project/10m0$Build-2</meta:generator>
    <meta:document-statistic meta:object-count="8"/>
  </office:meta>
</office:document-meta>
</file>